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61.63mm"/>
    </style:style>
    <style:style style:name="co30" style:family="table-column">
      <style:table-column-properties fo:break-before="auto" style:column-width="23.23mm"/>
    </style:style>
    <style:style style:name="co31" style:family="table-column">
      <style:table-column-properties fo:break-before="auto" style:column-width="97.03mm"/>
    </style:style>
    <style:style style:name="co32" style:family="table-column">
      <style:table-column-properties fo:break-before="auto" style:column-width="52.37mm"/>
    </style:style>
    <style:style style:name="co33" style:family="table-column">
      <style:table-column-properties fo:break-before="auto" style:column-width="143.05mm"/>
    </style:style>
    <style:style style:name="co34" style:family="table-column">
      <style:table-column-properties fo:break-before="auto" style:column-width="28.35mm"/>
    </style:style>
    <style:style style:name="co35" style:family="table-column">
      <style:table-column-properties fo:break-before="auto" style:column-width="105.22mm"/>
    </style:style>
    <style:style style:name="co36" style:family="table-column">
      <style:table-column-properties fo:break-before="auto" style:column-width="103.56mm"/>
    </style:style>
    <style:style style:name="co37" style:family="table-column">
      <style:table-column-properties fo:break-before="auto" style:column-width="101.65mm"/>
    </style:style>
    <style:style style:name="co38" style:family="table-column">
      <style:table-column-properties fo:break-before="auto" style:column-width="39.02mm"/>
    </style:style>
    <style:style style:name="co39" style:family="table-column">
      <style:table-column-properties fo:break-before="auto" style:column-width="75.79mm"/>
    </style:style>
    <style:style style:name="co40" style:family="table-column">
      <style:table-column-properties fo:break-before="auto" style:column-width="119.91mm"/>
    </style:style>
    <style:style style:name="co41" style:family="table-column">
      <style:table-column-properties fo:break-before="auto" style:column-width="83.41mm"/>
    </style:style>
    <style:style style:name="co42" style:family="table-column">
      <style:table-column-properties fo:break-before="auto" style:column-width="209.78mm"/>
    </style:style>
    <style:style style:name="co43" style:family="table-column">
      <style:table-column-properties fo:break-before="auto" style:column-width="39.44mm"/>
    </style:style>
    <style:style style:name="co44" style:family="table-column">
      <style:table-column-properties fo:break-before="auto" style:column-width="36.67mm"/>
    </style:style>
    <style:style style:name="co45" style:family="table-column">
      <style:table-column-properties fo:break-before="auto" style:column-width="71.08mm"/>
    </style:style>
    <style:style style:name="co46" style:family="table-column">
      <style:table-column-properties fo:break-before="auto" style:column-width="150.72mm"/>
    </style:style>
    <style:style style:name="co47" style:family="table-column">
      <style:table-column-properties fo:break-before="auto" style:column-width="28.91mm"/>
    </style:style>
    <style:style style:name="co48" style:family="table-column">
      <style:table-column-properties fo:break-before="auto" style:column-width="31.96mm"/>
    </style:style>
    <style:style style:name="co49" style:family="table-column">
      <style:table-column-properties fo:break-before="auto" style:column-width="105.2mm"/>
    </style:style>
    <style:style style:name="co50" style:family="table-column">
      <style:table-column-properties fo:break-before="auto" style:column-width="56.44mm"/>
    </style:style>
    <style:style style:name="co51" style:family="table-column">
      <style:table-column-properties fo:break-before="auto" style:column-width="163.21mm"/>
    </style:style>
    <style:style style:name="co52" style:family="table-column">
      <style:table-column-properties fo:break-before="auto" style:column-width="70.26mm"/>
    </style:style>
    <style:style style:name="co53" style:family="table-column">
      <style:table-column-properties fo:break-before="auto" style:column-width="102.45mm"/>
    </style:style>
    <style:style style:name="co54" style:family="table-column">
      <style:table-column-properties fo:break-before="auto" style:column-width="95.44mm"/>
    </style:style>
    <style:style style:name="co55" style:family="table-column">
      <style:table-column-properties fo:break-before="auto" style:column-width="226.48mm"/>
    </style:style>
    <style:style style:name="co56" style:family="table-column">
      <style:table-column-properties fo:break-before="auto" style:column-width="69.8mm"/>
    </style:style>
    <style:style style:name="co57" style:family="table-column">
      <style:table-column-properties fo:break-before="auto" style:column-width="100.58mm"/>
    </style:style>
    <style:style style:name="co58" style:family="table-column">
      <style:table-column-properties fo:break-before="auto" style:column-width="90.22mm"/>
    </style:style>
    <style:style style:name="co59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36.05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18.1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43.96mm" fo:break-before="auto" style:use-optimal-row-height="true"/>
    </style:style>
    <style:style style:name="ro17" style:family="table-row">
      <style:table-row-properties style:row-height="51.86mm" fo:break-before="auto" style:use-optimal-row-height="true"/>
    </style:style>
    <style:style style:name="ro18" style:family="table-row">
      <style:table-row-properties style:row-height="24.22mm" fo:break-before="auto" style:use-optimal-row-height="true"/>
    </style:style>
    <style:style style:name="ro19" style:family="table-row">
      <style:table-row-properties style:row-height="32.1mm" fo:break-before="auto" style:use-optimal-row-height="true"/>
    </style:style>
    <style:style style:name="ro20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9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0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8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vertical-align="top"/>
      <style:text-properties fo:color="#ff9900"/>
    </style:style>
    <style:style style:name="ce43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5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6" style:family="text">
      <style:text-properties fo:color="#008000" style:font-name-asian="DejaVu Sans Mono" style:font-name-complex="DejaVu Sans Mono" style:font-size-asian="8.5pt" style:font-size-complex="8.5pt"/>
    </style:style>
    <style:style style:name="T7" style:family="text">
      <style:text-properties style:font-name-asian="DejaVu Sans Mono" style:font-name-complex="DejaVu Sans Mono" style:font-size-asian="8.5pt" style:font-size-complex="8.5pt" fo:color="#000000"/>
    </style:style>
    <style:style style:name="T8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0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2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-asian="DejaVu Sans Mono" style:font-name-complex="DejaVu Sans Mono" style:font-size-asian="8.5pt" style:font-size-complex="8.5pt"/>
    </style:style>
    <style:style style:name="T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 Mono" style:font-name-complex="DejaVu Sans Mono" style:font-size-asian="8.5pt" style:font-size-complex="8.5pt" fo:color="#000000"/>
    </style:style>
    <style:style style:name="T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1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4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7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3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5" style:family="text">
      <style:text-properties style:font-name-asian="DejaVu Sans Mono" style:font-name-complex="DejaVu Sans Mono" style:font-size-asian="8.5pt" style:font-size-complex="8.5pt" fo:color="#008000"/>
    </style:style>
    <style:style style:name="T3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3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3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39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42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 table:number-columns-repeated="2"/>
          <table:table-cell table:style-name="ce1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/>
          <table:table-cell table:style-name="ce19" office:value-type="string" calcext:value-type="string">
            <text:p>Suspend/Resume</text:p>
          </table:table-cell>
          <table:table-cell table:style-name="ce1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of internal COM</text:p>
          </table:table-cell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1" office:value-type="string" calcext:value-type="string">
            <text:p>Sending possible again, successfully receiving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1" office:value-type="string" calcext:value-type="string">
            <text:p>Sending not possible, terminal gets closed, is waiting for reconnect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7" table:number-columns-repeated="1018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2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2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2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default-cell-style-name="ce18"/>
        <table:table-column table:style-name="co1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In sending terminal, link to predefind commands:</text:p>
            <text:p><text:span text:style-name="T1"> &gt; Combined A = ABCD&lt;BEL&gt;&lt;BS&gt;&lt;TAB&gt;XYZ</text:span></text:p>
            <text:p><text:span text:style-name="T1"> &gt; Combined B = ABCD&lt;BEL&gt;&lt;TAB&gt;&lt;BS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office:string-value="Beep(s) (one in each terminal)&#10;(&lt;TS&gt;) ABC&lt;BEL&gt;XYZ" calcext:value-type="string">
            <text:p>Beep(s) (one in each terminal)</text:p>
            <text:p><text:span text:style-name="T2">(&lt;TS&gt;)</text:span><text:span text:style-name="T3"> </text:span><text:span text:style-name="T4">ABC</text:span><text:span text:style-name="T5">&lt;BEL&gt;</text:span><text:span text:style-name="T4"/><text:span text:style-name="T4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9" office:value-type="string" office:string-value="(&lt;TS&gt;) 41h 42h 43h  &lt;BEL&gt;  58h 59h 5Ah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 </text:span><text:span text:style-name="T10">&lt;BEL&gt;</text:span><text:span text:style-name="T11"> </text:span><text:span text:style-name="T8"/><text:span text:style-name="T9"> </text:span><text:span text:style-name="T8">58h</text:span><text:span text:style-name="T9"> </text:span><text:span text:style-name="T8">59h</text:span><text:span text:style-name="T9"> </text:span><text:span text:style-name="T8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9" office:value-type="string" office:string-value="(&lt;TS&gt;) A B C  &lt;BEL&gt;  X Y Z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 </text:span><text:span text:style-name="T10">&lt;BEL&gt;</text:span><text:span text:style-name="T11"> </text:span><text:span text:style-name="T8"/><text:span text:style-name="T9"> </text:span><text:span text:style-name="T8">X</text:span><text:span text:style-name="T9"> </text:span><text:span text:style-name="T8">Y</text:span><text:span text:style-name="T9"> </text:span><text:span text:style-name="T8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9" office:value-type="string" office:string-value="(&lt;TS&gt;) ABC&lt;BEL&gt;XYZ" calcext:value-type="string">
            <text:p><text:span text:style-name="T6">(&lt;TS&gt;)</text:span><text:span text:style-name="T7"> </text:span><text:span text:style-name="T8">ABC</text:span><text:span text:style-name="T12">&lt;BEL&gt;</text:span><text:span text:style-name="T8"/><text:span text:style-name="T8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in each terminal)</text:p>
            <text:p><text:span text:style-name="T2">(&lt;TS&gt;)</text:span><text:span text:style-name="T3"> </text:span><text:span text:style-name="T4">ABCD</text:span><text:span text:style-name="T5">&lt;BEL&gt;</text:span><text:span text:style-name="T4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</text:span><text:span text:style-name="T8">44h</text:span><text:span text:style-name="T9"> </text:span><text:span text:style-name="T10">&lt;BEL&gt;</text:span><text:span text:style-name="T11"> </text:span><text:span text:style-name="T8">58h</text:span><text:span text:style-name="T9"> </text:span><text:span text:style-name="T8">59h</text:span><text:span text:style-name="T9"> </text:span><text:span text:style-name="T8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</text:span><text:span text:style-name="T8">D</text:span><text:span text:style-name="T9"> </text:span><text:span text:style-name="T10">&lt;BEL&gt;</text:span><text:span text:style-name="T11"> </text:span><text:span text:style-name="T8">X</text:span><text:span text:style-name="T9"> </text:span><text:span text:style-name="T8">Y</text:span><text:span text:style-name="T9"> </text:span><text:span text:style-name="T8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ABCD</text:span><text:span text:style-name="T12">&lt;BEL&gt;</text:span><text:span text:style-name="T8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13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9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13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2]</text:p>
            <text:p>Confim</text:p>
          </table:table-cell>
          <table:table-cell table:style-name="ce10" office:value-type="string" calcext:value-type="string">
            <text:p><text:span text:style-name="T2">(&lt;TS&gt;)</text:span><text:span text:style-name="T3"> </text:span><text:span text:style-name="T4">ABCDEF</text:span><text:span text:style-name="T5">&lt;BS&gt;&lt;BS&gt;&lt;BS&gt;&lt;BS&gt;&lt;BS&gt;&lt;BS&gt;&lt;BS&gt;&lt;BS&gt;</text:span><text:span text:style-name="T4">ABCDEF</text:span><text:span text:style-name="T5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Also r</text:span>eplace x 2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16">A</text:span></text:p>
            <text:p><text:span text:style-name="T16">AB</text:span></text:p>
            <text:p><text:span text:style-name="T16">ABC</text:span></text:p>
            <text:p><text:span text:style-name="T16">ABCD</text:span></text:p>
            <text:p><text:span text:style-name="T16">ABCD</text:span></text:p>
            <text:p><text:span text:style-name="T16">E</text:span></text:p>
            <text:p><text:span text:style-name="T16">ABCD</text:span></text:p>
            <text:p><text:span text:style-name="T16">EF</text:span></text:p>
            <text:p><text:span text:style-name="T16">ABCD</text:span></text:p>
            <text:p><text:span text:style-name="T16">EFG</text:span></text:p>
            <text:p><text:span text:style-name="T16">ABCD</text:span></text:p>
            <text:p><text:span text:style-name="T1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7"> </text:span><text:span text:style-name="T18">(1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7"> </text:span><text:span text:style-name="T18">(2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9">&lt;CR&gt;&lt;LF&gt;</text:span><text:span text:style-name="T20"> </text:span><text:span text:style-name="T18">(4)</text:span></text:p>
            <text:p><text:span text:style-name="T16">ABC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9">&lt;CR&gt;&lt;LF&gt;</text:span><text:span text:style-name="T20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9">&lt;CR&gt;&lt;LF&gt;</text:span><text:span text:style-name="T20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33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33"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33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33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  <text:p><text:span text:style-name="T16">ABCD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<text:span text:style-name="T27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<text:span text:style-name="T24">@</text:span><text:span text:style-name="T25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33" office:value-type="string" calcext:value-type="string">
            <text:p><text:span text:style-name="T24">@</text:span><text:span text:style-name="T25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6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6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17" office:value-type="string" calcext:value-type="string">
            <text:p><text:span text:style-name="T16">\h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7" office:value-type="string" calcext:value-type="string">
            <text:p><text:span text:style-name="T16">\h(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26" office:value-type="string" calcext:value-type="string">
            <text:p><text:span text:style-name="T16">\h(4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26" office:value-type="string" calcext:value-type="string">
            <text:p><text:span text:style-name="T16">\h(40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26" office:value-type="string" calcext:value-type="string">
            <text:p><text:span text:style-name="T16">\h(40)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Enable [Use Explicit Default Radix]</text:p>
          </table:table-cell>
          <table:table-cell table:style-name="ce33"/>
          <table:table-cell table:number-columns-repeated="1019"/>
        </table:table-row>
        <table:table-row table:style-name="ro3">
          <table:table-cell table:number-columns-repeated="3"/>
          <table:table-cell table:style-name="ce25" office:value-type="string" calcext:value-type="string">
            <text:p>In sending terminal, enable [Escapes on [SendText]] again</text:p>
          </table:table-cell>
          <table:table-cell table:style-name="ce33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In sending terminal, change default radix to [Hex]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Time Stamp + Show Length + Show Counts</text:p>
            <text:p>  B: Hide 0x00 + Show Time Stamp + Show Length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0" office:value-type="string" calcext:value-type="string">
            <text:p><text:span text:style-name="T2">(&lt;TS&gt;)</text:span><text:span text:style-name="T3"> </text:span><text:span text:style-name="T26">A</text:span><text:span text:style-name="T17"> </text:span><text:span text:style-name="T18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</table:table-cell>
          <table:table-cell table:style-name="ce10" office:value-type="string" calcext:value-type="string">
            <text:p><text:span text:style-name="T39">(&lt;TS&gt;</text:span><text:span text:style-name="T2">)</text:span><text:span text:style-name="T3"> </text:span><text:span text:style-name="T26">A</text:span><text:span text:style-name="T17"> </text:span><text:span text:style-name="T18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1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</text:span><text:span text:style-name="T2">)</text:span><text:span text:style-name="T3"> </text:span><text:span text:style-name="T33">&lt;NUL&gt;</text:span>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</text:span><text:span text:style-name="T6">)</text:span><text:span text:style-name="T7"> 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6">)</text:span><text:span text:style-name="T7">  </text:span><text:span text:style-name="T35">(0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40">(0)</text:span></text:p>
            <text:p>No empty line from former 0x00 !!</text:p>
            <text:p>Time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36">)</text:span><text:span text:style-name="T37">  </text:span><text:span text:style-name="T38">(0)</text:span></text:p>
            <text:p><text:span text:style-name="T27">(&lt;TS&gt;</text:span><text:span text:style-name="T6">)</text:span><text:span text:style-name="T7">  </text:span><text:span text:style-name="T35">(0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40">(0)</text:span></text:p>
            <text:p><text:span text:style-name="T27">(&lt;TS&gt;)</text:span><text:span text:style-name="T28">  </text:span><text:span text:style-name="T40">(0)</text:span></text:p>
            <text:p>Intended empty must be shown !!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12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36">)</text:span><text:span text:style-name="T37">  </text:span><text:span text:style-name="T38">(0)</text:span></text:p>
            <text:p><text:span text:style-name="T27">(&lt;TS&gt;</text:span><text:span text:style-name="T6">)</text:span><text:span text:style-name="T7">  </text:span><text:span text:style-name="T35">(0)</text:span></text:p>
            <text:p><text:span text:style-name="T27">(&lt;TS&gt;</text:span><text:span text:style-name="T2">)</text:span><text:span text:style-name="T3"> </text:span><text:span text:style-name="T4">OK</text:span><text:span text:style-name="T17"> </text:span><text:span text:style-name="T18">(2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40">(0)</text:span></text:p>
            <text:p><text:span text:style-name="T27">(&lt;TS&gt;)</text:span><text:span text:style-name="T28">  </text:span><text:span text:style-name="T40">(0)</text:span></text:p>
            <text:p><text:span text:style-name="T27">(&lt;TS&gt;)</text:span><text:span text:style-name="T28"> </text:span><text:span text:style-name="T32">OK</text:span><text:span text:style-name="T30"> </text:span><text:span text:style-name="T31">(2)</text:span></text:p>
          </table:table-cell>
          <table:table-cell table:number-columns-repeated="101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18"/>
        <table:table-column table:style-name="co27" table:default-cell-style-name="ce18"/>
        <table:table-column table:style-name="co28" table:default-cell-style-name="ce18"/>
        <table:table-column table:style-name="co24" table:default-cell-style-name="ce18"/>
        <table:table-column table:style-name="co25" table:default-cell-style-name="ce18"/>
        <table:table-column table:style-name="co29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18"/>
        <table:table-column table:style-name="co30" table:default-cell-style-name="ce18"/>
        <table:table-column table:style-name="co7" table:default-cell-style-name="ce18"/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8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18"/>
        <table:table-column table:style-name="co34" table:default-cell-style-name="ce18"/>
        <table:table-column table:style-name="co7" table:default-cell-style-name="ce18"/>
        <table:table-column table:style-name="co35" table:default-cell-style-name="ce18"/>
        <table:table-column table:style-name="co36" table:default-cell-style-name="ce18"/>
        <table:table-column table:style-name="co3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18"/>
        <table:table-column table:style-name="co3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Select one of the recents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hange that recent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Just selected recent still there</text:p>
            <text:p>New recent added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2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2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2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Send "\!-SendFiles\Stress-7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lear the monitor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1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8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18"/>
        <table:table-column table:style-name="co43" table:default-cell-style-name="ce18"/>
        <table:table-column table:style-name="co44" table:default-cell-style-name="ce18"/>
        <table:table-column table:style-name="co24" table:default-cell-style-name="ce18"/>
        <table:table-column table:style-name="co45" table:default-cell-style-name="ce18"/>
        <table:table-column table:style-name="co4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2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42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8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43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41">Note that display elements are text-only and no longer contain the underlying typed</text:span></text:p>
            <text:p><text:span text:style-name="T41">information such as the time stamp of the origin. Since the XML schema is strongly-</text:span></text:p>
            <text:p><text:span text:style-name="T41">typed again, the items need to be reconstructed. Not optimal, but simply a trade-off</text:span></text:p>
            <text:p><text:span text:style-name="T41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44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8" table:default-cell-style-name="ce18"/>
        <table:table-column table:style-name="co52" table:default-cell-style-name="ce18"/>
        <table:table-column table:style-name="co53" table:default-cell-style-name="ce18"/>
        <table:table-column table:style-name="co35" table:default-cell-style-name="ce18"/>
        <table:table-column table:style-name="co54" table:default-cell-style-name="ce18"/>
        <table:table-column table:style-name="co55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4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"Help &gt; About" &gt; Click 1<text:span text:style-name="T4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"Help &gt; About" &gt; Click slightly above the right end of the 2<text:span text:style-name="T4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"Help &gt; About" &gt; Click slightly above the right end of the 3<text:span text:style-name="T4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8" table:default-cell-style-name="ce18"/>
        <table:table-column table:style-name="co11" table:default-cell-style-name="ce18"/>
        <table:table-column table:style-name="co59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45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45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83:'YAT.Domain.Terminal'.E8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.00.0000</text:date>, <text:time style:data-style-name="N2" text:time-value="13:40:00.0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3DT15H43M10S</meta:editing-duration>
    <meta:editing-cycles>438</meta:editing-cycles>
    <meta:generator>LibreOffice/6.1.5.2$Windows_X86_64 LibreOffice_project/90f8dcf33c87b3705e78202e3df5142b201bd805</meta:generator>
    <dc:date>2019-09-01T21:02:40.389000000</dc:date>
    <meta:print-date>2013-02-02T14:44:49.07</meta:print-date>
    <meta:document-statistic meta:table-count="13" meta:cell-count="1913" meta:object-count="0"/>
    <meta:user-defined meta:name="Info 1"/>
    <meta:user-defined meta:name="Info 2"/>
    <meta:user-defined meta:name="Info 3"/>
    <meta:user-defined meta:name="Info 4"/>
  </office:meta>
</office:document-meta>
</file>